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a1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698_1072782762"/>Por trás do "Êxodo de Mariel" nos anos 80<text:line-break/>"Êxodo de Mariel"<text:bookmark-end text:name="__RefHeading___Toc4698_1072782762"/></text:h>
      <text:p text:style-name="First_20_line_20_indent">Milhares de cubanos que se identificavam como homossexuais estavam entre as 120.000 pessoas que sairam da ilha, em um período de dois meses nos anos 80, partindo do porto de Marial e navegando até os Estados Unidos. A mídia nos países imperialistas, cuja classes capitalistas estavam sedentas para colonizar Cuba novamente, transmitiram uma visão anti-comunista sobre o que levou a migração em Mariel.</text:p>
      <text:p text:style-name="First_20_line_20_indent">O fundador Sam Marcy do Partido Mundial dos Trabalhadores escreveu: “A influência revolucionária de Cuba estava no seu ápice nos anos 70, não apenas na América Latina, mas tambem na África, Ásia e até na Europa. Cuba fazia parte do surgimento de um movimento da classe trabalhadora mundial, se desenrolando principalmente nos países oprimidos. Os  estadunidense estava na defensiva, especialmente após a sua derrota histórica no Vietnam e por conta da sua incompetência em acabar ou dominar a Revolução Cubana. (Marcy)</text:p>
      <text:p text:style-name="First_20_line_20_indent">As mulheres e homens cubanos lutavam corajosamente junto com seus camaradas africanos para defender o povo da Angola, Nambibia e Etiópia contra o colonialismo e o imperialismo.</text:p>
      <text:p text:style-name="First_20_line_20_indent">Os  financeiro dos Estados Unidos tentou isolar e destruir a Revolução Cubana.</text:p>
      <text:p text:style-name="First_20_line_20_indent">Os  e corporações estadunidenses ordenaram Washington a não reconhecer os direitos diplomáticos de Cuba. Os donos do complexo industrial militar ordenaram seus generais e almirantes a atacar a ilha usando várias armas, tanto de maneira secreta como de maneira explícita, incluindo o bloqueio econômico da ilha, que é um ato de guerra ilegal. O Pentágono recusou a retirada da base militar construída em Guantánamo. Atualmente, é um local onde os interrogadores incorporam humilhações contra os gays e trans, estupram e tentam desumanizar os detidos, parte de suas sádicas práticas de tortura contra homens e meninos muçulmanos.</text:p>
      <text:p text:style-name="First_20_line_20_indent">Além disso, 1980 foi o ano que Ronald Reagan venceu as eleições para a Casa Branca.</text:p>
      <text:p text:style-name="First_20_line_20_indent">Marcy concluiu: "Um período em que a mais intensa pressão econômica, política e diplomática foi posta contra Cuba. In the background was always the threat of U.S. military intervention, causing the Cuban government to spend a great deal of its resources on military defense.”</text:p>
      <text:h text:style-name="Heading_20_2" text:outline-level="2">A CIA tinha como alvo os homossexuais cubanos</text:h>
      <text:p text:style-name="First_20_line_20_indent">Entre os anos de 1979 e 1984, antes e depois de Mariel, os estudantes Lourdes Arguelles e B. Ruby Rich entrevistaram migrantes cubanos nos Estados Unidos, Espanha, México e Porto Rico. Os dois pesquisadores também entrevistaram cubanos que escolheram ficar na ilha e fazerem parte da construção da sociedade socialista.</text:p>
      <text:p text:style-name="First_20_line_20_indent">Arguelles and Rich revealed how U.S. finance capital used its secret CIA police agency to politically target the same Cuban homosexual/transgender population it had once exploited for profit.</text:p>
      <text:p text:style-name="First_20_line_20_indent">Arguelles e Rich escreveram que "1979 foi um ano de incertezas". “Even though living conditions were better than in any previous period and compared favorably with those in the rest of the Caribbean, there were serious problems.” They pointed out that the economy suffered under the heavy weight of the U.S blockade and suspicious outbreaks of biological epidemics destroyed harvests of cash crops. Isso forçou os cubanos a trabalharem mais e mais rápido com jornadas mais longas para poder aumentar a produtividade de um modo geral.</text:p>
      <text:p text:style-name="First_20_line_20_indent">A allowed Cubans who had emigrated in the early years of the revolution to travel back to the island. Arguelles e Rich afirmaram: "As visitas dos 'primos estadunidenses' aumentaram o desejo de consumo e aumentou a eficácia da propaganda contrarevolucionária."</text:p>
      <text:p text:style-name="First_20_line_20_indent">“As lésbicas e os homens gays eram os mais vulneráveis", explicam. “A CIA teve como alvo a elite intelectual homossexual e trabalhou para persuadir seus membros a desertarem, prometendo generosas bolsas acadêmicas e contratos de publicações".</text:p>
      <text:p text:style-name="First_20_line_20_indent">Arguelles e Rich continuam, “Na expectativa que a ansiedade política fosse forçar as vítimas a pedirem asilo, a tática de chantagem com o maior custo/benefício também foi usada, principalmente contra os gays que não queriam sair da ilha. Carlos Alberto Montaner, um escritor anti-castro baseado em Madrid, por exemplo, publicou duas páginas inteiras com os nomes dos homossexuais que estavam em Cuba numa tentativa de difamá-los e encorajá-los a emigrar. Essa "assistência" cínica para sair do armário continua sendo uma arma valiosa contra gays e homens gays que conseguiram se integrar na revolução".</text:p>
      <text:p text:style-name="First_20_line_20_indent">Os dois pesquisadores acrescentam que "As visitas também também deram um contexto no qual os cubanos homens gays e lésbicas poderiam saber mais sobre o estilo de vida mais aberto próspero nos Estados Unidos como um benefício do capitalismo de consumo. Outras razões comuns para querer emigrar incluiam a falta de mobilidade profissional em uma econômia sub desenvolvida e, para os homens, um tradicional desejo de viajar e de se aventurar com um foco na emigração, já que os Estados Unidos e outras nações capitalistas recusavam o visto de turistos para os cubanos. Para alguns cubanos gays (principalmente para os homens), a emigração oferecia um aspecto no nível sexuam muito maior que em Cuba, que pensavam nunca ser possível".</text:p>
      <text:h text:style-name="Heading_20_2" text:outline-level="2">Exceção à regra podre</text:h>
      <text:p text:style-name="First_20_line_20_indent">Os  imperialism demonstrated how its laws either kneel to its overall capitalist class objectives, or are forced to bend.</text:p>
      <text:p text:style-name="First_20_line_20_indent">After the Cuban Revolution shut down U.S. finance capital’s burgeoning sex and casino industries that had exploited mass numbers of homosexuals, U.S. immigration authorities unofficially lifted the part of the Immigration and Naturalization Act of 1952 that had been used to bar and deport those it labeled “sexually deviant” — but only for homosexual Cubans.</text:p>
      <text:p text:style-name="First_20_line_20_indent">Washington atraiu os cubanos para arriscavam suas vidas no mar criando uma exceção nas leis e quotas da imigração que barravam a migração legal nos Estados Unidos. Any Cuban who arrived on U.S. soil was promised admission, with perks.</text:p>
      <text:p text:style-name="First_20_line_20_indent">Cuban President Fidel Castro challenged Washington’s immigration manipulation and hypocrisy by opening the port at Mariel from April 21 to Sept. 28 in 1980, allowing any Cubans who wanted to leave to go to the U.S. Aproximadamente 120.000 dos 11 milhões de cubanos sairam do país.</text:p>
      <text:p text:style-name="P1">Even the estimates of how many homosexual Cubans left from Mariel in 1980 demonstrate political manipulation by the U.S. government. </text:p>
      <text:p text:style-name="P1">Reportando para a publicação do jornal francês Paris Match, Nina Sutton citou uma "fonte não ficial do Departament ode Estado" dizendo que pelo menos 10.000 homossexuais tinham emigrados em Mariel. However, Julia Preston stated in the New York Village Voice dated Dec. 10-16, 1980, that “As many as 3,000 gay Cubans passed through refugee camps this summer. Now about 350 are left, almost all men, the others having been sponsored out mainly to gay communities throughout the country.”</text:p>
      <text:p text:style-name="First_20_line_20_indent">Os cubanos gays não eram bem-vindos nos enclaves de emigrantes homofóbicos dominados pela direita e pelas organizações anti-comunistas.</text:p>
      <text:h text:style-name="Heading_20_2" text:outline-level="2">Sob coação estatal</text:h>
      <text:p text:style-name="First_20_line_20_indent">At U.S. borders, all individual immigrants face tremendous pressure under interrogation from border police, immigration judges and officials and in detention centers.</text:p>
      <text:p text:style-name="First_20_line_20_indent">Arguelles e Rich explicaram em 1984 que "o testemunho de 'refugiados' cubanos e as conversas subsequentes com os cubanos recém-chegados, por exemplo, tornou-se a principal fonte para avaliar a vida gay cubana, apesar do fato de saberem das pressões exercidas sobre os emigrantes para testemunharem a perseguição política em seu país de origem a fim de obter as vantagens legais e econômicas do status de refugiado em seu novo país.</text:p>
      <text:p text:style-name="First_20_line_20_indent">Arguelles and Rich stated, “The success of this interpretation has served anti-Cuban interests, most notably the American state, rather well. First, credibility of the story has neutralized badly needed support for the Cuban revolution among its natural allies (North American progressive lobbies) and legitimated the presence in traditionally liberal circles of some of the more reactionary elements within the Cuban émigré population.”</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r trás do 'Êxodo de Mariel' nos anos 80 </dc:title>
    <dc:date>2023-04-18T14:06:44.161031653</dc:date>
    <dc:creator>Daniel Garcia</dc:creator>
    <meta:editing-duration>P0D</meta:editing-duration>
    <meta:editing-cycles>1</meta:editing-cycles>
    <meta:document-statistic meta:table-count="0" meta:image-count="0" meta:object-count="0" meta:paragraph-count="28" meta:word-count="1161" meta:character-count="7497" meta:non-whitespace-character-count="6357"/>
    <meta:generator>LibreOffice/7.5.1.2$Linux_X86_64 LibreOffice_project/50$Build-2</meta:generator>
    <meta:template xlink:type="simple" xlink:actuate="onRequest" xlink:title="" xlink:href="../cubabook.odm" meta:date="2023-04-18T14:08:43.635714652"/>
  </office:meta>
</office:document-meta>
</file>